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sea and the beach</text:h>
      <text:p text:style-name="Text_20_body">Waiting for a reading to start<text:line-break/>when there's nobody coming anyway<text:line-break/>is like waiting for the tide<text:line-break/>to make some meaning of the beach.</text:p>
      <text:p text:style-name="Text_20_body">The sea doesn't know or care<text:line-break/>what the beach even is, let alone<text:line-break/>its cares or its troubles, its<text:line-break/>little nagging under-the-skin annoyances<text:line-break/>that make the beach the beach.</text:p>
      <text:p text:style-name="Text_20_body">Sandworms, for example, or those crabs<text:line-break/>with big pincers on one side<text:line-break/>but not the other. Those really get<text:line-break/>the beach's gander up, but the sea<text:line-break/>doesn't care. The sea</text:p>
      <text:p text:style-name="Text_20_body">only wants to caress the beach<text:line-break/>with its soft arms, to tell the beach<text:line-break/>how much it's loved by the sea,<text:line-break/>that complex of water, salt, and<text:line-break/>the moon's gravity, the mercury<text:line-break/>rising up and down slowly, like a yawn.</text:p>
      <text:p text:style-name="Text_20_body">The sea only cares about itself.<text:line-break/>The beach lays there and take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sea and the beach</dc:title>
  </office:meta>
</office:document-meta>
</file>